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9ae00" officeooo:paragraph-rsid="0019ae00"/>
    </style:style>
    <style:style style:name="P2" style:family="paragraph" style:parent-style-name="Preformatted_20_Text">
      <style:paragraph-properties fo:margin-top="0cm" fo:margin-bottom="0.499cm" loext:contextual-spacing="false"/>
    </style:style>
    <style:style style:name="P3" style:family="paragraph" style:parent-style-name="Text_20_body">
      <style:text-properties officeooo:rsid="0019ae00" officeooo:paragraph-rsid="0019ae00"/>
    </style:style>
    <style:style style:name="P4" style:family="paragraph" style:parent-style-name="Heading_20_2">
      <style:text-properties officeooo:rsid="0019ae00" officeooo:paragraph-rsid="0019ae00"/>
    </style:style>
    <style:style style:name="P5" style:family="paragraph" style:parent-style-name="Standard">
      <style:text-properties officeooo:rsid="0019ae00" officeooo:paragraph-rsid="0019ae00"/>
    </style:style>
    <style:style style:name="P6" style:family="paragraph" style:parent-style-name="Standard">
      <style:paragraph-properties fo:text-align="center" style:justify-single-word="false"/>
      <style:text-properties fo:font-size="21pt" fo:font-weight="bold" officeooo:rsid="001a7722" officeooo:paragraph-rsid="001a7722" fo:background-color="#99ff66" style:font-size-asian="21pt" style:font-weight-asian="bold" style:font-size-complex="21pt" style:font-weight-complex="bold"/>
    </style:style>
    <style:style style:name="P7" style:family="paragraph" style:parent-style-name="Standard">
      <style:text-properties fo:font-weight="bold" officeooo:rsid="00266785" officeooo:paragraph-rsid="00266785" style:font-weight-asian="bold" style:font-weight-complex="bold"/>
    </style:style>
    <style:style style:name="P8" style:family="paragraph" style:parent-style-name="Standard">
      <style:text-properties officeooo:rsid="0019ae00" officeooo:paragraph-rsid="0019ae00"/>
    </style:style>
    <style:style style:name="P9" style:family="paragraph" style:parent-style-name="Standard">
      <style:text-properties officeooo:rsid="002bc6ab" officeooo:paragraph-rsid="002bc6ab"/>
    </style:style>
    <style:style style:name="P10" style:family="paragraph" style:parent-style-name="Standard">
      <style:text-properties fo:font-weight="bold" officeooo:rsid="002bc6ab" officeooo:paragraph-rsid="002bc6ab"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How to install pip on Ubuntu 16.04</text:p>
      <text:p text:style-name="P5"/>
      <text:p text:style-name="P5">We’ll show you how to install Pip on Ubuntu 16.04. Pip is a package management system used to install and manage software packages which are found in the <text:a xlink:type="simple" xlink:href="https://pypi.python.org/" office:target-frame-name="_blank" xlink:show="new" text:style-name="Internet_20_link" text:visited-style-name="Visited_20_Internet_20_Link">Python Package Index (PyPI)</text:a>. These software packages are written in Python, and are typically used to extend or enhance a Python application. Pip is a widely-used Python package manager, known for it’s user-friendliness and performance. Pip also has a feature to manage full lists of packages and corresponding version numbers, made possible through a “requirements” file. Installing Pip on Ubuntu 16.04, is an easy task – just carefully follow the steps in this tutorial, and you should have Pip installed on Ubuntu 16.04 in less than 10 minutes.</text:p>
      <text:p text:style-name="P5"/>
      <text:h text:style-name="P4" text:outline-level="2">1. Connect to SSH and Update your System Software</text:h>
      <text:p text:style-name="Text_20_body">First of all, <text:a xlink:type="simple" xlink:href="https://www.rosehosting.com/blog/connect-to-your-linux-vps-via-ssh/" text:style-name="Internet_20_link" text:visited-style-name="Visited_20_Internet_20_Link">connect to your server via SSH</text:a> and make sure that all your system software is up to date. Run the following command to update the package list and upgrade all of your system software to the latest version available:</text:p>
      <text:p text:style-name="P2">sudo apt-get update &amp;&amp; sudo apt-get -y upgrade</text:p>
      <text:h text:style-name="Heading_20_2" text:outline-level="2">2. Install Pip on Ubuntu 16.04</text:h>
      <text:p text:style-name="Text_20_body">Once the upgrade is completed, you can move on and install Pip onto your Ubuntu VPS. The installation of Pip is very simple, and is done through “apt-get”. The only thing you need to do is to run the following command:</text:p>
      <text:p text:style-name="P2">sudo apt-get install python-pip</text:p>
      <text:h text:style-name="P4" text:outline-level="2">3. Verify the Pip Installation</text:h>
      <text:p text:style-name="Text_20_body">The apt package manager will install Pip and all the dependencies required for the software to work optimally. Once the installation is completed, you can verify that it was successful by using the following command:</text:p>
      <text:p text:style-name="P2">pip -V</text:p>
      <text:p text:style-name="Text_20_body">You should see an output similar to the following:</text:p>
      <text:p text:style-name="Preformatted_20_Text"># pip -V</text:p>
      <text:p text:style-name="P2">pip 8.1.1 from /usr/lib/python2.7/dist-packages (python 2.7)</text:p>
      <text:p text:style-name="P3">That means Pip has been successfully installed on your Ubuntu server and is ready to use.</text:p>
      <text:h text:style-name="Heading_20_2" text:outline-level="2">Basic Pip Commands</text:h>
      <text:p text:style-name="Text_20_body">Now that you have installed Pip, below are some useful commands to help get you started with using Pip.</text:p>
      <text:h text:style-name="Heading_20_2" text:outline-level="2">Search for a Package With Pip</text:h>
      <text:p text:style-name="Text_20_body">To search for a package, you can use the following command:</text:p>
      <text:p text:style-name="P1">pip search package_name</text:p>
      <text:h text:style-name="Heading_20_2" text:outline-level="2">Install a Package With Pip</text:h>
      <text:p text:style-name="Text_20_body">To install the package, you can use the following command:</text:p>
      <text:p text:style-name="P2">pip install package_name</text:p>
      <text:h text:style-name="Heading_20_2" text:outline-level="2">Uninstall a Package With Pip</text:h>
      <text:p text:style-name="Text_20_body">In the case where you’d like to uninstall a package, you can use the following command:</text:p>
      <text:p text:style-name="P2">pip uninstall package_name</text:p>
      <text:p text:style-name="P5"/>
      <text:p text:style-name="P5"/>
      <text:p text:style-name="P5">For more Pip options and usage examples you can use the <text:span text:style-name="Source_20_Text">--help</text:span> flag:</text:p>
      <text:p text:style-name="P5"/>
      <text:p text:style-name="P5">star@sunmoon:~$ pip --help</text:p>
      <text:p text:style-name="P5"/>
      <text:p text:style-name="P5">Usage: <text:s text:c="2"/></text:p>
      <text:p text:style-name="P5"><text:s text:c="2"/>pip &lt;command&gt; [options]</text:p>
      <text:p text:style-name="P5"/>
      <text:p text:style-name="P5">Commands:</text:p>
      <text:p text:style-name="P5"><text:s text:c="2"/>install <text:s text:c="20"/>Install packages.</text:p>
      <text:p text:style-name="P5"><text:s text:c="2"/>download <text:s text:c="19"/>Download packages.</text:p>
      <text:p text:style-name="P5"><text:s text:c="2"/>uninstall <text:s text:c="18"/>Uninstall packages.</text:p>
      <text:p text:style-name="P5"><text:s text:c="2"/>freeze <text:s text:c="21"/>Output installed packages in requirements format.</text:p>
      <text:p text:style-name="P5"><text:s text:c="2"/>list <text:s text:c="23"/>List installed packages.</text:p>
      <text:p text:style-name="P5"><text:s text:c="2"/>show <text:s text:c="23"/>Show information about installed packages.</text:p>
      <text:p text:style-name="P5"><text:s text:c="2"/>check <text:s text:c="22"/>Verify installed packages have compatible dependencies.</text:p>
      <text:p text:style-name="P5"><text:s text:c="2"/>search <text:s text:c="21"/>Search PyPI for packages.</text:p>
      <text:p text:style-name="P5"><text:s text:c="2"/>wheel <text:s text:c="22"/>Build wheels from your requirements.</text:p>
      <text:p text:style-name="P5"><text:s text:c="2"/>hash <text:s text:c="23"/>Compute hashes of package archives.</text:p>
      <text:p text:style-name="P5"><text:s text:c="2"/>completion <text:s text:c="17"/>A helper command used for command completion.</text:p>
      <text:p text:style-name="P5"><text:s text:c="2"/>help <text:s text:c="23"/>Show help for commands.</text:p>
      <text:p text:style-name="P5"/>
      <text:p text:style-name="P5"/>
      <text:p text:style-name="P5"/>
      <text:p text:style-name="P5"/>
      <text:p text:style-name="P7">Note</text:p>
      <text:p text:style-name="P5"/>
      <text:p text:style-name="P3">If you have <text:span text:style-name="T1">Ubuntu 14.04</text:span> installed on your server, run the following commands to install pip:</text:p>
      <text:p text:style-name="Text_20_body">sudo apt-get install software-properties-common<text:line-break/>sudo apt-add-repository universe<text:line-break/>sudo apt-get update<text:line-break/>sudo apt-get install python-pip</text:p>
      <text:p text:style-name="P5"/>
      <text:p text:style-name="P5"/>
      <text:p text:style-name="P5"/>
      <text:p text:style-name="P3">you can install it on Ubuntu with</text:p>
      <text:p text:style-name="P2"><text:span text:style-name="Source_20_Text">sudo apt-get install python-pip</text:span></text:p>
      <text:p text:style-name="Text_20_body">or </text:p>
      <text:p text:style-name="P2"><text:span text:style-name="Source_20_Text">sudo apt-get install python3-pip</text:span></text:p>
      <text:p text:style-name="Text_20_body">for Python 3. Sure, it's an older version but its functionality is there.</text:p>
      <text:p text:style-name="P5"/>
      <text:p text:style-name="P10">Uninstall pip</text:p>
      <text:p text:style-name="P9">pip uninstall pip</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07:11:14.225395431</meta:creation-date>
    <dc:date>2019-06-01T07:32:46.650874910</dc:date>
    <meta:editing-duration>PT8M44S</meta:editing-duration>
    <meta:editing-cycles>11</meta:editing-cycles>
    <meta:generator>LibreOffice/6.0.7.3$Linux_X86_64 LibreOffice_project/00m0$Build-3</meta:generator>
    <meta:document-statistic meta:table-count="0" meta:image-count="0" meta:object-count="0" meta:page-count="1" meta:paragraph-count="53" meta:word-count="543" meta:character-count="3594" meta:non-whitespace-character-count="2823"/>
  </office:meta>
</office:document-meta>
</file>